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2.6591in"/>
    </style:style>
    <style:style style:name="co4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ecut</text:p>
          </table:table-cell>
          <table:table-cell office:value-type="string" calcext:value-type="string">
            <text:p>final relaxed energy (Ry)</text:p>
          </table:table-cell>
          <table:table-cell office:value-type="string" calcext:value-type="string">
            <text:p>Use ecut_40 energy as a reference</text:p>
          </table:table-cell>
          <table:table-cell office:value-type="string" calcext:value-type="string">
            <text:p>Convert to eV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on-converge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on-converg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96.891337426" calcext:value-type="float">
            <text:p>-696.891337426</text:p>
          </table:table-cell>
          <table:table-cell table:formula="of:=[.B4]+696.891337426" office:value-type="float" office:value="0" calcext:value-type="float">
            <text:p>0</text:p>
          </table:table-cell>
          <table:table-cell table:formula="of:=[.C4]*13.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96.8987943561" calcext:value-type="float">
            <text:p>-696.8987943561</text:p>
          </table:table-cell>
          <table:table-cell table:formula="of:=[.B5]+696.891337426" office:value-type="float" office:value="-0.00745693010003379" calcext:value-type="float">
            <text:p>-0.007456930100034</text:p>
          </table:table-cell>
          <table:table-cell table:formula="of:=[.C5]*13.6" office:value-type="float" office:value="-0.10141424936046" calcext:value-type="float">
            <text:p>-0.101414249360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96.9006474331" calcext:value-type="float">
            <text:p>-696.9006474331</text:p>
          </table:table-cell>
          <table:table-cell table:formula="of:=[.B6]+696.891337426" office:value-type="float" office:value="-0.00931000709999807" calcext:value-type="float">
            <text:p>-0.009310007099998</text:p>
          </table:table-cell>
          <table:table-cell table:formula="of:=[.C6]*13.6" office:value-type="float" office:value="-0.126616096559974" calcext:value-type="float">
            <text:p>-0.1266160965599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96.9010557157" calcext:value-type="float">
            <text:p>-696.9010557157</text:p>
          </table:table-cell>
          <table:table-cell table:formula="of:=[.B7]+696.891337426" office:value-type="float" office:value="-0.00971828970000388" calcext:value-type="float">
            <text:p>-0.009718289700004</text:p>
          </table:table-cell>
          <table:table-cell table:formula="of:=[.C7]*13.6" office:value-type="float" office:value="-0.132168739920053" calcext:value-type="float">
            <text:p>-0.1321687399200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96.9016054947" calcext:value-type="float">
            <text:p>-696.9016054947</text:p>
          </table:table-cell>
          <table:table-cell table:formula="of:=[.B8]+696.891337426" office:value-type="float" office:value="-0.0102680687000429" calcext:value-type="float">
            <text:p>-0.010268068700043</text:p>
          </table:table-cell>
          <table:table-cell table:formula="of:=[.C8]*13.6" office:value-type="float" office:value="-0.139645734320584" calcext:value-type="float">
            <text:p>-0.1396457343205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96.9018791467" calcext:value-type="float">
            <text:p>-696.9018791467</text:p>
          </table:table-cell>
          <table:table-cell table:formula="of:=[.B9]+696.891337426" office:value-type="float" office:value="-0.0105417207000755" calcext:value-type="float">
            <text:p>-0.010541720700076</text:p>
          </table:table-cell>
          <table:table-cell table:formula="of:=[.C9]*13.6" office:value-type="float" office:value="-0.143367401521027" calcext:value-type="float">
            <text:p>-0.143367401521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96.9019707391" calcext:value-type="float">
            <text:p>-696.9019707391</text:p>
          </table:table-cell>
          <table:table-cell table:formula="of:=[.B10]+696.891337426" office:value-type="float" office:value="-0.0106333131000156" calcext:value-type="float">
            <text:p>-0.010633313100016</text:p>
          </table:table-cell>
          <table:table-cell table:formula="of:=[.C10]*13.6" office:value-type="float" office:value="-0.144613058160212" calcext:value-type="float">
            <text:p>-0.144613058160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0:48:04.289905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4-13T22:07:42.051144974</meta:creation-date>
    <dc:date>2021-04-14T11:20:33.499903680</dc:date>
    <meta:editing-duration>PT31M3S</meta:editing-duration>
    <meta:editing-cycles>5</meta:editing-cycles>
    <meta:generator>LibreOffice/6.3.5.2$Linux_X86_64 LibreOffice_project/30$Build-2</meta:generator>
    <meta:document-statistic meta:table-count="1" meta:cell-count="40" meta:object-count="0"/>
  </office:meta>
</office:document-meta>
</file>